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2" style:family="paragraph" style:parent-style-name="Standard">
      <style:paragraph-properties fo:text-align="center" style:justify-single-word="false"/>
      <style:text-properties officeooo:paragraph-rsid="001b6734"/>
    </style:style>
    <style:style style:name="P3" style:family="paragraph" style:parent-style-name="Standard">
      <style:text-properties fo:font-size="10pt" fo:language="zxx" fo:country="none" officeooo:paragraph-rsid="001d6041" style:font-size-asian="10pt" style:language-asian="zxx" style:country-asian="none" style:font-size-complex="10pt" style:language-complex="zxx" style:country-complex="none"/>
    </style:style>
    <style:style style:name="P4" style:family="paragraph" style:parent-style-name="Standard">
      <style:text-properties fo:font-size="10pt" fo:language="zxx" fo:country="none" fo:font-weight="normal" officeooo:paragraph-rsid="001d6041" style:font-size-asian="10pt" style:language-asian="zxx" style:country-asian="none" style:font-weight-asian="normal" style:font-size-complex="10pt" style:language-complex="zxx" style:country-complex="none" style:font-weight-complex="normal"/>
    </style:style>
    <style:style style:name="P5" style:family="paragraph" style:parent-style-name="Standard">
      <style:text-properties fo:font-size="11pt" fo:language="zxx" fo:country="none" officeooo:paragraph-rsid="001d6041" style:font-size-asian="11pt" style:language-asian="zxx" style:country-asian="none" style:font-size-complex="11pt" style:language-complex="zxx" style:country-complex="none"/>
    </style:style>
    <style:style style:name="P6" style:family="paragraph" style:parent-style-name="Standard">
      <style:paragraph-properties fo:text-align="center" style:justify-single-word="false"/>
      <style:text-properties fo:font-size="12pt" officeooo:paragraph-rsid="001d6041" style:font-size-asian="12pt" style:font-size-complex="12pt"/>
    </style:style>
    <style:style style:name="P7" style:family="paragraph" style:parent-style-name="Standard">
      <style:text-properties style:font-name="FreeMono" fo:font-size="10pt" fo:language="zxx" fo:country="none" officeooo:paragraph-rsid="001d6041" style:font-size-asian="10pt" style:language-asian="zxx" style:country-asian="none" style:font-size-complex="10pt" style:language-complex="zxx" style:country-complex="none"/>
    </style:style>
    <style:style style:name="T1" style:family="text">
      <style:text-properties fo:font-size="11pt" fo:language="zxx" fo:country="none" fo:font-weight="bold" officeooo:rsid="001b6734" style:font-size-asian="11pt" style:language-asian="zxx" style:country-asian="none" style:font-weight-asian="bold" style:font-size-complex="11pt" style:language-complex="zxx" style:country-complex="none" style:font-weight-complex="bold"/>
    </style:style>
    <style:style style:name="T2" style:family="text">
      <style:text-properties fo:font-size="11pt" fo:language="zxx" fo:country="none" fo:font-weight="bold" officeooo:rsid="001d1db2" style:font-size-asian="11pt" style:language-asian="zxx" style:country-asian="none" style:font-weight-asian="bold" style:font-size-complex="11pt" style:language-complex="zxx" style:country-complex="none" style:font-weight-complex="bold"/>
    </style:style>
    <style:style style:name="T3" style:family="text">
      <style:text-properties fo:font-size="11pt" fo:font-weight="bold" officeooo:rsid="001d1db2" style:font-size-asian="11pt" style:font-weight-asian="bold" style:font-size-complex="11pt" style:font-weight-complex="bold"/>
    </style:style>
    <style:style style:name="T4" style:family="text">
      <style:text-properties fo:font-size="11pt" officeooo:rsid="001d1db2" style:font-size-asian="11pt" style:font-size-complex="11pt"/>
    </style:style>
    <style:style style:name="T5" style:family="text">
      <style:text-properties style:font-name="FreeMono"/>
    </style:style>
    <style:style style:name="T6" style:family="text">
      <style:text-properties style:font-name="FreeMono" fo:font-size="10pt" style:font-size-asian="10pt" style:font-size-complex="10pt"/>
    </style:style>
    <style:style style:name="T7" style:family="text">
      <style:text-properties style:font-name="FreeMono" fo:font-size="10pt" fo:font-weight="bold" officeooo:rsid="001d1db2" style:font-size-asian="10pt" style:font-weight-asian="bold" style:font-size-complex="10pt" style:font-weight-complex="bold"/>
    </style:style>
    <style:style style:name="T8" style:family="text">
      <style:text-properties style:font-name="FreeMono" fo:font-weight="bold" officeooo:rsid="001d1db2" style:font-weight-asian="bold" style:font-weight-complex="bold"/>
    </style:style>
    <style:style style:name="T9" style:family="text">
      <style:text-properties style:font-name="FreeMono" fo:font-size="11pt" fo:font-weight="bold" officeooo:rsid="001d1db2" style:font-size-asian="11pt" style:font-weight-asian="bold" style:font-size-complex="11pt" style:font-weight-complex="bold"/>
    </style:style>
    <style:style style:name="T10" style:family="text">
      <style:text-properties style:font-name="FreeMono" fo:font-size="11pt" officeooo:rsid="001d1db2" style:font-size-asian="11pt" style:font-size-complex="11pt"/>
    </style:style>
    <style:style style:name="T11" style:family="text">
      <style:text-properties style:font-name="FreeMono" officeooo:rsid="001d1db2"/>
    </style:style>
    <style:style style:name="T12" style:family="text">
      <style:text-properties fo:language="zxx" fo:country="none" fo:font-weight="bold" officeooo:rsid="001b6734" style:language-asian="zxx" style:country-asian="none" style:font-weight-asian="bold" style:language-complex="zxx" style:country-complex="none" style:font-weight-complex="bold"/>
    </style:style>
    <style:style style:name="T13" style:family="text">
      <style:text-properties fo:language="zxx" fo:country="none" fo:font-weight="bold" officeooo:rsid="001d1db2" style:language-asian="zxx" style:country-asian="none" style:font-weight-asian="bold" style:language-complex="zxx" style:country-complex="none" style:font-weight-complex="bold"/>
    </style:style>
    <style:style style:name="T14" style:family="text">
      <style:text-properties fo:font-style="italic" style:font-style-asian="italic" style:font-style-complex="italic"/>
    </style:style>
    <style:style style:name="T15" style:family="text">
      <style:text-properties style:font-name="Liberation Serif" fo:font-style="italic" style:font-style-asian="italic" style:font-style-complex="italic"/>
    </style:style>
    <style:style style:name="T16" style:family="text">
      <style:text-properties style:font-name="Liberation Serif" fo:font-size="11pt" fo:font-style="italic" style:font-size-asian="11pt" style:font-style-asian="italic" style:font-size-complex="11pt" style:font-style-complex="italic"/>
    </style:style>
    <style:style style:name="T17" style:family="text">
      <style:text-properties fo:font-weight="bold" officeooo:rsid="001d1db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Chapter </text:span><text:span text:style-name="T13">3</text:span></text:p>
      <text:p text:style-name="P6"><text:span text:style-name="T12">Intermediate </text:span><text:span text:style-name="T13">CSS</text:span></text:p>
      <text:p text:style-name="P3"/>
      <text:p text:style-name="P5">- <text:span text:style-name="T14">/* font-family */</text:span></text:p>
      <text:p text:style-name="P5"><text:tab/>Decides the font type. Type name must be between quotes if it starts with numbers.</text:p>
      <text:p text:style-name="P5"><text:tab/><text:span text:style-name="T6">h1 {</text:span></text:p>
      <text:p text:style-name="P7"><text:tab/><text:tab/>font-family: Arial;</text:p>
      <text:p text:style-name="P7"><text:tab/>}</text:p>
      <text:p text:style-name="P5"/>
      <text:p text:style-name="P5">- <text:span text:style-name="T14">/* font-size */</text:span></text:p>
      <text:p text:style-name="P5"><text:tab/>Here 'em' is dynamically changing and multiplying the text that it belongs to, according to the one level outer text of the current text</text:p>
      <text:p text:style-name="P5"><text:tab/><text:span text:style-name="T6">body {</text:span></text:p>
      <text:p text:style-name="P7"><text:tab/><text:tab/>font-size: 16px;</text:p>
      <text:p text:style-name="P7"><text:tab/>}</text:p>
      <text:p text:style-name="P7"/>
      <text:p text:style-name="P7"><text:tab/>h1 {</text:p>
      <text:p text:style-name="P7"><text:tab/><text:tab/>font-size: 2.0em;</text:p>
      <text:p text:style-name="P7"><text:tab/>}</text:p>
      <text:p text:style-name="P5"/>
      <text:p text:style-name="P5">- <text:span text:style-name="T14">/* font-weight */</text:span></text:p>
      <text:p text:style-name="P5"><text:tab/>Decides how bold/light text will be. Some of the font types let you use it with a range of 100-800 (not every value but every hundred value) other than normal, bold etc.</text:p>
      <text:p text:style-name="P5"><text:tab/><text:span text:style-name="T6">p {</text:span></text:p>
      <text:p text:style-name="P7"><text:tab/><text:tab/>font-weight: 800;</text:p>
      <text:p text:style-name="P7"><text:tab/>}</text:p>
      <text:p text:style-name="P7"><text:tab/>h2 {</text:p>
      <text:p text:style-name="P7"><text:tab/><text:tab/>font-weight: bold;</text:p>
      <text:p text:style-name="P7"><text:tab/>}</text:p>
      <text:p text:style-name="P5"/>
      <text:p text:style-name="P5">- <text:span text:style-name="T14">/* line-height */</text:span></text:p>
      <text:p text:style-name="P5"><text:tab/>Its value multiplies the default line spacing value which is determined by the font</text:p>
      <text:p text:style-name="P5"><text:tab/><text:span text:style-name="T6">p {</text:span></text:p>
      <text:p text:style-name="P7"><text:tab/><text:tab/>line-height: 2;</text:p>
      <text:p text:style-name="P7"><text:tab/>}</text:p>
      <text:p text:style-name="P5"/>
      <text:p text:style-name="P5">- <text:span text:style-name="T14">/* text-align */</text:span></text:p>
      <text:p text:style-name="P5"><text:tab/>Specifies the alignment</text:p>
      <text:p text:style-name="P5"><text:tab/><text:span text:style-name="T6">h1 {</text:span></text:p>
      <text:p text:style-name="P7"><text:tab/><text:tab/>text-align: center;</text:p>
      <text:p text:style-name="P7"><text:tab/>}</text:p>
      <text:p text:style-name="P5"/>
      <text:p text:style-name="P5">- <text:span text:style-name="T14">/* text-decoration */</text:span></text:p>
      <text:p text:style-name="P5"><text:tab/>Used to give text underline effect, linethrough effect etc.</text:p>
      <text:p text:style-name="P5"><text:tab/><text:span text:style-name="T6">p {</text:span></text:p>
      <text:p text:style-name="P7"><text:tab/><text:tab/>text-decoration: line-through;</text:p>
      <text:p text:style-name="P7"><text:tab/>}</text:p>
      <text:p text:style-name="P5"/>
      <text:p text:style-name="P5">- fonts.google.com</text:p>
      <text:p text:style-name="P5"><text:tab/>Free fonts that Google provides us; for usage:</text:p>
      <text:p text:style-name="P5"><text:tab/>https://www.youtube.com/watch?v=Z3JR6mEWEEo&amp;feature=youtu.be</text:p>
      <text:p text:style-name="P5"/>
      <text:p text:style-name="P5"/>
      <text:p text:style-name="P5"/>
      <text:p text:style-name="P5"/>
      <text:p text:style-name="P5"/>
      <text:p text:style-name="P5"/>
      <text:p text:style-name="P5"/>
      <text:p text:style-name="P5"/>
      <text:p text:style-name="P5"/>
      <text:p text:style-name="P5"/>
      <text:p text:style-name="P5"><text:soft-page-break/>- Box Model</text:p>
      <text:p text:style-name="P5"><text:tab/>In a document, each element is represented as a rectangular box. In CSS, each of these rectangular boxes is described using the standart box model.</text:p>
      <text:p text:style-name="P5"><text:tab/>Each box has four edges:</text:p>
      <text:p text:style-name="P5"><text:tab/>1.margin edge: the space outside the box; kinda within the elements. Usages,</text:p>
      <text:p text:style-name="P5"><text:tab/><text:tab/><text:span text:style-name="T6">margin: 20px; </text:span><text:span text:style-name="T15">/* Same space from all sides */</text:span></text:p>
      <text:p text:style-name="P7"><text:tab/><text:tab/>margin-top: 40px;</text:p>
      <text:p text:style-name="P7"><text:tab/><text:tab/>margin: TOP RIGHT BOTTOM LEFT; <text:span text:style-name="T16">/* More specified space from any side */</text:span></text:p>
      <text:p text:style-name="P7"><text:tab/><text:tab/>margin: 0 auto 0 auto; <text:span text:style-name="T16">/* Centers the element from left and right edges */</text:span></text:p>
      <text:p text:style-name="P7"><text:tab/><text:tab/>margin: 0 auto; <text:span text:style-name="T16">/* Specifies top to 0 px &amp; right to auto, so indirectly fully centering from right and left again */</text:span></text:p>
      <text:p text:style-name="P5"/>
      <text:p text:style-name="P5"><text:tab/>2.border edge: the thickness of the border. Usages,</text:p>
      <text:p text:style-name="P5"><text:tab/><text:tab/><text:span text:style-name="T6">border: 2px solid blue;</text:span></text:p>
      <text:p text:style-name="P7"><text:tab/><text:tab/>border-width: 2px;</text:p>
      <text:p text:style-name="P7"><text:tab/><text:tab/>border-style: solid;</text:p>
      <text:p text:style-name="P7"><text:tab/><text:tab/>border-color: blue;</text:p>
      <text:p text:style-name="P5"/>
      <text:p text:style-name="P5"><text:tab/>3.padding edge: the space between border and the content inside of it. Usages,</text:p>
      <text:p text:style-name="P5"><text:tab/><text:tab/><text:span text:style-name="T6">padding: 10px;</text:span></text:p>
      <text:p text:style-name="P7"><text:tab/><text:tab/>padding-left: 20px;</text:p>
      <text:p text:style-name="P5"/>
      <text:p text:style-name="P5"><text:tab/>4.content edge: the text itself (width &amp; hight). Usages,</text:p>
      <text:p text:style-name="P5"><text:tab/><text:tab/><text:span text:style-name="T6">width: 20px;</text:span></text:p>
      <text:p text:style-name="P7"><text:tab/><text:tab/>width: 60%;</text:p>
      <text:p text:style-name="P5"/>
      <text:p text:style-name="P5"><text:tab/>The space on the right of the content comes from the number 4, which is content edge -width- but the space on the left comes from number 3, which is padding edge -padding-left-. On the other hand, padding has also right spacing, which means we have two adjustments for the right side of our content.</text:p>
      <text:p text:style-name="P5"/>
      <text:p text:style-name="P5"><text:tab/>We can use a percentage on the width to make the website more dynamic and change itself depending on the body (window) size,</text:p>
      <text:p text:style-name="P5"><text:tab/><text:span text:style-name="T6">p {</text:span></text:p>
      <text:p text:style-name="P7"><text:tab/><text:tab/>width: 50%;</text:p>
      <text:p text:style-name="P7"><text:tab/>}</text:p>
      <text:p text:style-name="P5"/>
      <text:p text:style-name="P5">- An element can have multiple classes at once,</text:p>
      <text:p text:style-name="P5"><text:tab/><text:span text:style-name="T6">&lt;td class="vertical horizontal"&gt;&lt;/td&gt;</text:span></text:p>
      <text:p text:style-name="P5"><text:tab/>So this td is in also vertical class and also horizontal class.</text:p>
      <text:p text:style-name="P5"/>
      <text:p text:style-name="P5">- Normally each div and div-like elements go on different lines, that's because what's defined as default as float property. If we change it as the following, all divs will float from left to right to bottom:</text:p>
      <text:p text:style-name="P5"><text:tab/><text:span text:style-name="T6">div {</text:span></text:p>
      <text:p text:style-name="P7"><text:tab/><text:tab/>float: left</text:p>
      <text:p text:style-name="P7"><text:tab/>}</text:p>
      <text:p text:style-name="P5"><text:tab/>When we don't modify float property, by default HTML has one space between adjacent images; but when we modify it, that's gone.</text:p>
      <text:p text:style-name="P5"/>
      <text:p text:style-name="P5">- To go to end and the beginning of a line in Sublime with "Alt+Right"/"Alt+Left"; paste the following into the Key Bindings within Preferences:</text:p>
      <text:p text:style-name="P7"><text:tab/>{ "keys": ["alt+left"], "command": "move_to", "args": {"to": "bol", "extend": false} },</text:p>
      <text:p text:style-name="P7"><text:tab/>{ "keys": ["alt+right"], "command": "move_to", "args": {"to": "eol", "extend": false} }</text:p>
      <text:p text:style-name="P5"/>
      <text:p text:style-name="P5">- It may be more beneficial to have just one h1 -which is the main and the only one- on the page and having the other headings -which are multiple- as h2.</text:p>
      <text:p text:style-name="P5"/>
      <text:p text:style-name="P5"/>
      <text:p text:style-name="P5"><text:soft-page-break/>- 'rem' adjusts the text size not according to the size of the parent element like 'em' but according to the root element; which means we don't have to worry about one changing the other,</text:p>
      <text:p text:style-name="P5"><text:tab/><text:span text:style-name="T6">letter-spacing: 0.2rem;</text:span></text:p>
      <text:p text:style-name="P5"><text:tab/>Letter spacing -btw- specifies the space between letters</text:p>
      <text:p text:style-name="P5"/>
      <text:p text:style-name="P5">- 'max-width' specifies the max width to be shown as window shrinkes. It makes sense to use it with a percentage width.</text:p>
      <text:p text:style-name="P5"><text:tab/><text:span text:style-name="T6">max-width: 800px;</text:span></text:p>
      <text:p text:style-name="P3"><text:span text:style-name="T5"><text:tab/>width: 80%;</text:span></text:p>
      <text:p text:style-name="P3"><text:span text:style-name="T9"/></text:p>
      <text:p text:style-name="P4"><text:span text:style-name="T4">- </text:span><text:span text:style-name="T11">&lt;hr&gt;</text:span><text:span text:style-name="T4"> tag adds a horizontal line on the page. No closing tags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06:15:02.539756806</meta:creation-date>
    <dc:date>2020-08-21T23:59:51.208357645</dc:date>
    <meta:editing-duration>PT8M28S</meta:editing-duration>
    <meta:editing-cycles>4</meta:editing-cycles>
    <meta:generator>LibreOffice/6.4.3.2$Linux_X86_64 LibreOffice_project/40$Build-2</meta:generator>
    <meta:document-statistic meta:table-count="0" meta:image-count="0" meta:object-count="0" meta:page-count="3" meta:paragraph-count="85" meta:word-count="665" meta:character-count="3888" meta:non-whitespace-character-count="3217"/>
  </office:meta>
</office:document-meta>
</file>